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DAOConnectionFactoryImpl.BpelDAOConnectionFacto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pelDAOConnectionFactoryImpl.setUnmanagedDataSource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pelDAOConnectionFactoryImpl.setDataSource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FactoryImpl.init( Properties initialProp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BpelDAOConnectionFactoryImpl.guessDialect( DataSource data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pelDAOConnectionFactoryImpl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pelDAOConnectionFactoryImpl.setTransactionManager( Object t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FactoryImpl.get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